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0.2681in" fo:margin-left="-0.0785in" fo:margin-top="0in" fo:margin-bottom="0in" table:align="left" style:writing-mode="lr-tb"/>
    </style:style>
    <style:style style:name="Table1.A" style:family="table-column">
      <style:table-column-properties style:column-width="1.7111in"/>
    </style:style>
    <style:style style:name="Table1.C" style:family="table-column">
      <style:table-column-properties style:column-width="1.7097in"/>
    </style:style>
    <style:style style:name="Table1.D" style:family="table-column">
      <style:table-column-properties style:column-width="1.7104in"/>
    </style:style>
    <style:style style:name="Table1.E" style:family="table-column">
      <style:table-column-properties style:column-width="1.7118in"/>
    </style:style>
    <style:style style:name="Table1.F" style:family="table-column">
      <style:table-column-properties style:column-width="1.71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.3819in"/>
        </style:tab-stops>
      </style:paragraph-properties>
    </style:style>
    <style:style style:name="P3" style:family="paragraph" style:parent-style-name="Standard">
      <style:paragraph-properties fo:text-align="end" style:justify-single-word="false">
        <style:tab-stops>
          <style:tab-stop style:position="7.939in"/>
          <style:tab-stop style:position="8.2673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3.3055in"/>
          <style:tab-stop style:position="3.939in"/>
          <style:tab-stop style:position="5.0591in" style:type="center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3.2598in"/>
          <style:tab-stop style:position="3.3283in"/>
          <style:tab-stop style:position="3.9465in"/>
          <style:tab-stop style:position="5.0591in" style:type="center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3.9465in"/>
          <style:tab-stop style:position="5.0591in" style:type="center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6.6335in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6.6791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3.9465in"/>
          <style:tab-stop style:position="5.0591in" style:type="center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3.3819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3.9465in"/>
          <style:tab-stop style:position="5.0591in" style:type="center"/>
        </style:tab-stops>
      </style:paragraph-properties>
      <style:text-properties fo:font-size="14pt" style:font-size-asian="14pt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3.3819in"/>
        </style:tab-stops>
      </style:paragraph-properties>
      <style:text-properties fo:font-size="14pt" style:font-size-asian="14pt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3.3819in"/>
        </style:tab-stops>
      </style:paragraph-properties>
      <style:text-properties fo:font-size="12pt" style:font-size-asian="12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officeooo:rsid="0008f3b1" officeooo:paragraph-rsid="0008f3b1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fo:language="en" fo:country="US" fo:font-weight="bold" style:font-size-asian="18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language="en" fo:country="US" style:font-size-asian="14pt"/>
    </style:style>
    <style:style style:name="T8" style:family="text">
      <style:text-properties fo:font-size="14pt" fo:language="en" fo:country="US" style:text-underline-style="solid" style:text-underline-width="auto" style:text-underline-color="font-color" style:font-size-asian="14pt"/>
    </style:style>
    <style:style style:name="T9" style:family="text">
      <style:text-properties fo:font-size="14pt" style:text-underline-style="solid" style:text-underline-width="auto" style:text-underline-color="font-color" style:font-size-asian="14pt"/>
    </style:style>
    <style:style style:name="T10" style:family="text">
      <style:text-properties fo:font-size="14pt" style:text-underline-style="solid" style:text-underline-width="auto" style:text-underline-color="font-color" officeooo:rsid="0008f3b1" style:font-size-asian="14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anguage="en" fo:country="US" style:font-size-asian="12pt"/>
    </style:style>
    <style:style style:name="T13" style:family="text">
      <style:text-properties fo:font-size="8pt" style:font-size-asian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АИС «Транспортная логистика»</text:span></text:p>
      <text:p text:style-name="P1"><text:span text:style-name="T1">отправление </text:span><text:span text:style-name="T2">order.getUrgency</text:span><text:span text:style-name="T1"> класса</text:span></text:p>
      <text:p text:style-name="P4"><text:tab/> [<text:span text:style-name="T4">cargo</text:span>.<text:span text:style-name="T4">isEnvelop</text:span>] Письмо [<text:span text:style-name="T4">order</text:span>.<text:span text:style-name="T4">getUrgency</text:span>]-го класса</text:p>
      <text:p text:style-name="P5"><text:tab/><text:tab/>[<text:span text:style-name="T4">cargo</text:span>.<text:span text:style-name="T4">isEnvelop</text:span>] Посылка [<text:span text:style-name="T4">order</text:span>.<text:span text:style-name="T4">getUrgency</text:span>]-го класса</text:p>
      <text:p text:style-name="P6"/>
      <text:p text:style-name="P7"><text:span text:style-name="T5">Отправитель<text:tab/>Получатель<text:tab/></text:span></text:p>
      <text:p text:style-name="P7"><text:span text:style-name="T6">ФИ</text:span><text:span text:style-name="T7">O [</text:span><text:span text:style-name="T8">sender.getFullName]</text:span><text:span text:style-name="T7"><text:tab/></text:span><text:span text:style-name="T6">ФИО</text:span><text:span text:style-name="T7"> [</text:span><text:span text:style-name="T8">recipient.getFullName]</text:span></text:p>
      <text:p text:style-name="P7"><text:span text:style-name="T6">Откуда</text:span><text:span text:style-name="T7"> </text:span><text:span text:style-name="T6">г</text:span><text:span text:style-name="T7">. [</text:span><text:span text:style-name="T8">nodeStart.getCity]</text:span><text:span text:style-name="T7"><text:tab/></text:span><text:span text:style-name="T6">Куда</text:span><text:span text:style-name="T7"> [</text:span><text:span text:style-name="T8">nodeTarget.getCity]</text:span></text:p>
      <text:p text:style-name="P7"><text:span text:style-name="T6">адрес</text:span><text:span text:style-name="T7"> [</text:span><text:span text:style-name="T8">nodeStart.getAddress]</text:span><text:span text:style-name="T7"><text:tab/></text:span><text:span text:style-name="T6">адрес</text:span><text:span text:style-name="T7"> [</text:span><text:span text:style-name="T8">nodeStart.getAddress]</text:span></text:p>
      <text:p text:style-name="P7"><text:span text:style-name="T6">Телефон для </text:span><text:span text:style-name="T7">SMS</text:span><text:span text:style-name="T6">-уведомлений о<text:tab/>Телефон для </text:span><text:span text:style-name="T7">SMS</text:span><text:span text:style-name="T6">-уведомлений о</text:span></text:p>
      <text:p text:style-name="P6"><text:span text:style-name="T6">вручении отправлени</text:span><text:bookmark text:name="_GoBack"/><text:span text:style-name="T6">я<text:tab/><text:tab/><text:tab/><text:tab/><text:tab/> <text:s text:c="5"/>поступлении отправления в филиал</text:span></text:p>
      <text:p text:style-name="P8"><text:span text:style-name="T6"><text:s/></text:span><text:span text:style-name="T7">[</text:span><text:span text:style-name="T8">sender</text:span><text:span text:style-name="T9">.</text:span><text:span text:style-name="T8">getPhone]</text:span><text:span text:style-name="T6"><text:tab/></text:span><text:span text:style-name="T7">[</text:span><text:span text:style-name="T8">recipient.getPhone]</text:span></text:p>
      <text:p text:style-name="P11"/>
      <text:p text:style-name="P9"><text:span text:style-name="T6">Габариты груза (длина, см х ширина, см х высота, см)</text:span></text:p>
      <text:p text:style-name="P9"><text:span text:style-name="T7">[</text:span><text:span text:style-name="T8">Cargo.getLength x cargo.getWidth x cargo.getLength</text:span><text:span text:style-name="T7">]</text:span></text:p>
      <text:p text:style-name="P9"><text:span text:style-name="T6">Используемая упаковка</text:span></text:p>
      <text:p text:style-name="P9"><text:span text:style-name="T6">[</text:span><text:span text:style-name="T8">Boxing</text:span><text:span text:style-name="T9">.</text:span><text:span text:style-name="T8">getName</text:span><text:span text:style-name="T6">]</text:span></text:p>
      <text:p text:style-name="P9"><text:span text:style-name="T6">Количество [</text:span><text:span text:style-name="T8">cargo</text:span><text:span text:style-name="T9">.</text:span><text:span text:style-name="T8">getQuantity</text:span><text:span text:style-name="T6">]</text:span></text:p>
      <text:p text:style-name="P2"><text:span text:style-name="T6"><text:tab/><text:tab/><text:tab/> <text:s text:c="4"/>Маршрут доставки*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<text:span text:style-name="T11">Город отправления</text:span></text:p>
          </table:table-cell>
          <table:table-cell table:style-name="Table1.A1" office:value-type="string">
            <text:p text:style-name="P10"><text:span text:style-name="T11">Используемый транспорт</text:span></text:p>
          </table:table-cell>
          <table:table-cell table:style-name="Table1.A1" office:value-type="string">
            <text:p text:style-name="P10"><text:span text:style-name="T11">Город прибытия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12">Nodes.get(0).getCity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Standard"><text:span text:style-name="T13">*Маршрут может быть изменен по усмотрению поставщика и предоставляется в качестве наиболее вероятного пути следования отправления.</text:span></text:p>
      <text:p text:style-name="P3"><text:span text:style-name="T6">Вес [</text:span><text:span text:style-name="T8">cargo</text:span><text:span text:style-name="T9">.</text:span><text:span text:style-name="T8">getWeight</text:span><text:span text:style-name="T9">]</text:span><text:span text:style-name="T6"> Стоимость [</text:span><text:span text:style-name="T8">order</text:span><text:span text:style-name="T9">.</text:span><text:span text:style-name="T8">getCost</text:span><text:span text:style-name="T9">] </text:span><text:span text:style-name="T10">Подпись 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82in" fo:margin-bottom="0.5902in" fo:margin-left="0.7874in" fo:margin-right="0.7874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</meta:initial-creator>
    <meta:editing-cycles>3</meta:editing-cycles>
    <meta:print-date>2018-04-20T20:10:00</meta:print-date>
    <meta:creation-date>2018-04-20T20:11:00</meta:creation-date>
    <dc:date>2018-04-21T10:15:59.194847952</dc:date>
    <meta:editing-duration>PT2M49S</meta:editing-duration>
    <meta:generator>LibreOffice/5.4.5.1$Linux_X86_64 LibreOffice_project/40m0$Build-1</meta:generator>
    <meta:document-statistic meta:table-count="1" meta:image-count="0" meta:object-count="0" meta:page-count="1" meta:paragraph-count="23" meta:word-count="96" meta:character-count="982" meta:non-whitespace-character-count="8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